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2" style:font-size-complex="12pt"/>
    </style:style>
    <style:style style:name="P6" style:family="paragraph" style:parent-style-name="Standard">
      <style:paragraph-properties fo:line-height="150%" fo:text-align="justify" style:justify-single-word="false"/>
      <style:text-properties style:font-name="Arial" fo:font-size="12pt" officeooo:rsid="00213f15" officeooo:paragraph-rsid="00360d4e" style:font-size-asian="12pt" style:font-name-complex="Arial2" style:font-size-complex="12pt"/>
    </style:style>
    <style:style style:name="P7" style:family="paragraph" style:parent-style-name="Standard">
      <style:paragraph-properties fo:line-height="150%" fo:text-align="justify" style:justify-single-word="false"/>
      <style:text-properties style:font-name="Arial" fo:font-size="12pt" officeooo:rsid="00213f15" officeooo:paragraph-rsid="003a181c" style:font-size-asian="12pt" style:font-name-complex="Arial2" style:font-size-complex="12pt"/>
    </style:style>
    <style:style style:name="P8" style:family="paragraph" style:parent-style-name="Standard">
      <style:paragraph-properties fo:line-height="150%" fo:text-align="justify" style:justify-single-word="false"/>
      <style:text-properties style:font-name="Arial" fo:font-size="12pt" officeooo:rsid="003605e0" officeooo:paragraph-rsid="003605e0" style:font-size-asian="12pt" style:font-name-complex="Arial2" style:font-size-complex="12pt"/>
    </style:style>
    <style:style style:name="P9" style:family="paragraph" style:parent-style-name="Standard">
      <style:paragraph-properties fo:line-height="150%" fo:text-align="justify" style:justify-single-word="false"/>
      <style:text-properties style:font-name="Arial" fo:font-size="12pt" officeooo:rsid="0036b648" officeooo:paragraph-rsid="003a181c" style:font-size-asian="12pt" style:font-name-complex="Arial2" style:font-size-complex="12pt"/>
    </style:style>
    <style:style style:name="P10" style:family="paragraph" style:parent-style-name="Standard">
      <style:paragraph-properties fo:line-height="150%" fo:text-align="justify" style:justify-single-word="false"/>
      <style:text-properties style:font-name="Arial" fo:font-size="12pt" officeooo:rsid="003a181c" officeooo:paragraph-rsid="0039cce7" style:font-size-asian="12pt" style:font-name-complex="Arial2" style:font-size-complex="12pt"/>
    </style:style>
    <style:style style:name="P11" style:family="paragraph" style:parent-style-name="Standard">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12" style:family="paragraph" style:parent-style-name="Standard">
      <style:paragraph-properties fo:line-height="150%" fo:text-align="justify" style:justify-single-word="false"/>
      <style:text-properties style:font-name="Arial" fo:font-size="12pt" officeooo:rsid="0018021b" officeooo:paragraph-rsid="003a181c" style:font-size-asian="12pt" style:font-name-complex="Arial2" style:font-size-complex="12pt"/>
    </style:style>
    <style:style style:name="P13" style:family="paragraph" style:parent-style-name="Standard">
      <style:paragraph-properties fo:line-height="150%" fo:text-align="center" style:justify-single-word="false"/>
      <style:text-properties style:font-name="Arial" officeooo:rsid="000bd477" officeooo:paragraph-rsid="000bd477" style:font-name-complex="Arial2"/>
    </style:style>
    <style:style style:name="P14" style:family="paragraph" style:parent-style-name="Standard">
      <style:paragraph-properties fo:text-align="center" style:justify-single-word="false"/>
      <style:text-properties fo:color="#000000" style:font-name="Arial" fo:font-size="12pt" style:font-size-asian="12pt" style:font-name-complex="Arial2" style:font-size-complex="12pt"/>
    </style:style>
    <style:style style:name="P15" style:family="paragraph" style:parent-style-name="Standard">
      <style:paragraph-properties fo:text-align="center" style:justify-single-word="false"/>
      <style:text-properties officeooo:rsid="000bd477" officeooo:paragraph-rsid="000bd477"/>
    </style:style>
    <style:style style:name="P16" style:family="paragraph" style:parent-style-name="Standard">
      <style:text-properties style:font-name="Arial1" fo:font-size="12pt" style:font-size-asian="12pt" style:font-size-complex="12pt"/>
    </style:style>
    <style:style style:name="P17"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8" style:family="paragraph" style:parent-style-name="Standard">
      <style:paragraph-properties fo:line-height="150%" fo:text-align="justify" style:justify-single-word="false"/>
      <style:text-properties style:font-name="Arial1" fo:font-size="12pt" style:font-size-asian="12pt" style:font-size-complex="12pt"/>
    </style:style>
    <style:style style:name="P19" style:family="paragraph" style:parent-style-name="Standard">
      <style:text-properties style:font-name="Arial1" fo:font-size="12pt" officeooo:rsid="0011b0f2" officeooo:paragraph-rsid="0011b0f2" style:font-size-asian="12pt" style:font-size-complex="12pt"/>
    </style:style>
    <style:style style:name="P20" style:family="paragraph" style:parent-style-name="Standard">
      <style:text-properties style:font-name="Arial1" fo:font-size="12pt" officeooo:rsid="0016c378" officeooo:paragraph-rsid="0016c378" style:font-size-asian="12pt" style:font-size-complex="12pt"/>
    </style:style>
    <style:style style:name="P21" style:family="paragraph" style:parent-style-name="Standard">
      <style:text-properties style:font-name="Arial1" fo:font-size="12pt" officeooo:rsid="003d2960" officeooo:paragraph-rsid="003d2960" style:font-size-asian="12pt" style:font-size-complex="12pt"/>
    </style:style>
    <style:style style:name="P22" style:family="paragraph" style:parent-style-name="Standard">
      <style:text-properties style:font-name="Arial1" fo:font-size="12pt" fo:font-weight="bold" officeooo:rsid="003f9e70" officeooo:paragraph-rsid="003f9e70" style:font-size-asian="12pt" style:font-weight-asian="bold" style:font-size-complex="12pt" style:font-weight-complex="bold"/>
    </style:style>
    <style:style style:name="P23" style:family="paragraph" style:parent-style-name="Standard">
      <style:text-properties officeooo:paragraph-rsid="0014b7fa"/>
    </style:style>
    <style:style style:name="P24" style:family="paragraph" style:parent-style-name="Standard">
      <style:paragraph-properties fo:line-height="150%" fo:text-align="justify" style:justify-single-word="false"/>
      <style:text-properties officeooo:paragraph-rsid="003a181c"/>
    </style:style>
    <style:style style:name="P25" style:family="paragraph" style:parent-style-name="Standard">
      <style:paragraph-properties fo:line-height="150%" fo:text-align="justify" style:justify-single-word="false"/>
      <style:text-properties officeooo:rsid="0039cce7" officeooo:paragraph-rsid="0039cce7"/>
    </style:style>
    <style:style style:name="P26" style:family="paragraph" style:parent-style-name="Standard">
      <style:text-properties style:font-name-complex="Arial2" style:font-size-complex="12pt"/>
    </style:style>
    <style:style style:name="P27"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2" style:font-size-complex="12pt"/>
    </style:style>
    <style:style style:name="P28"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2" style:font-size-complex="12pt"/>
    </style:style>
    <style:style style:name="P29"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30" style:family="paragraph" style:parent-style-name="Standard">
      <style:paragraph-properties fo:margin-top="0cm" fo:margin-bottom="0cm" loext:contextual-spacing="false" fo:line-height="100%"/>
      <style:text-properties style:font-name="Arial1" fo:font-size="12pt" officeooo:rsid="001821ff" officeooo:paragraph-rsid="003c20ec" style:font-size-asian="12pt" style:font-size-complex="12pt"/>
    </style:style>
    <style:style style:name="P31" style:family="paragraph" style:parent-style-name="Standard">
      <style:paragraph-properties fo:margin-top="0cm" fo:margin-bottom="0cm" loext:contextual-spacing="false"/>
      <style:text-properties style:font-name="Arial1" fo:font-size="12pt" officeooo:rsid="0022dfae" officeooo:paragraph-rsid="003c20ec" style:font-size-asian="12pt" style:font-size-complex="12pt"/>
    </style:style>
    <style:style style:name="P32" style:family="paragraph" style:parent-style-name="Standard">
      <style:paragraph-properties fo:margin-top="0cm" fo:margin-bottom="0cm" loext:contextual-spacing="false"/>
      <style:text-properties style:font-name="Arial1" fo:font-size="12pt" officeooo:rsid="003c20ec" officeooo:paragraph-rsid="003c20ec" style:font-size-asian="12pt" style:font-size-complex="12pt"/>
    </style:style>
    <style:style style:name="P33" style:family="paragraph" style:parent-style-name="Standard">
      <style:paragraph-properties fo:margin-top="0cm" fo:margin-bottom="0cm" loext:contextual-spacing="false" fo:line-height="100%"/>
      <style:text-properties style:font-name="Arial1" fo:font-size="12pt" officeooo:rsid="003c20ec" officeooo:paragraph-rsid="003c20ec" style:font-size-asian="12pt" style:font-size-complex="12pt"/>
    </style:style>
    <style:style style:name="P34" style:family="paragraph" style:parent-style-name="Standard">
      <style:paragraph-properties fo:margin-top="0cm" fo:margin-bottom="0cm" loext:contextual-spacing="false" fo:line-height="100%"/>
      <style:text-properties style:font-name="Arial1" fo:font-size="12pt" officeooo:rsid="003c20ec" officeooo:paragraph-rsid="003cb5a1" style:font-size-asian="12pt" style:font-size-complex="12pt"/>
    </style:style>
    <style:style style:name="P35" style:family="paragraph" style:parent-style-name="Standard">
      <style:paragraph-properties fo:margin-top="0cm" fo:margin-bottom="0cm" loext:contextual-spacing="false"/>
      <style:text-properties style:font-name="Arial1" fo:font-size="12pt" officeooo:rsid="0025f6a1" style:font-size-asian="12pt" style:font-size-complex="12pt"/>
    </style:style>
    <style:style style:name="P36"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37" style:family="paragraph" style:parent-style-name="Standard">
      <style:paragraph-properties fo:margin-top="0cm" fo:margin-bottom="0cm" loext:contextual-spacing="false" fo:line-height="100%"/>
      <style:text-properties style:font-name="Arial1" fo:font-size="12pt" officeooo:rsid="003cb5a1" officeooo:paragraph-rsid="003cb5a1" style:font-size-asian="12pt" style:font-size-complex="12pt"/>
    </style:style>
    <style:style style:name="P38" style:family="paragraph" style:parent-style-name="Standard">
      <style:paragraph-properties fo:margin-top="0cm" fo:margin-bottom="0cm" loext:contextual-spacing="false"/>
      <style:text-properties style:font-name="Arial1" fo:font-size="12pt" officeooo:rsid="003cb5a1" officeooo:paragraph-rsid="003cb5a1" style:font-size-asian="12pt" style:font-size-complex="12pt"/>
    </style:style>
    <style:style style:name="P39" style:family="paragraph" style:parent-style-name="Standard">
      <style:paragraph-properties fo:margin-top="0cm" fo:margin-bottom="0cm" loext:contextual-spacing="false" fo:line-height="100%"/>
      <style:text-properties style:font-name="Arial1" fo:font-size="12pt" officeooo:paragraph-rsid="003cb5a1"/>
    </style:style>
    <style:style style:name="P40" style:family="paragraph" style:parent-style-name="Standard">
      <style:paragraph-properties fo:margin-top="0cm" fo:margin-bottom="0cm" loext:contextual-spacing="false" fo:line-height="100%"/>
      <style:text-properties style:font-name="Arial1" fo:font-size="12pt" officeooo:rsid="003cb5a1" officeooo:paragraph-rsid="003cb5a1"/>
    </style:style>
    <style:style style:name="P41" style:family="paragraph" style:parent-style-name="Standard">
      <style:paragraph-properties fo:margin-top="0cm" fo:margin-bottom="0cm" loext:contextual-spacing="false" fo:line-height="100%"/>
      <style:text-properties officeooo:rsid="001331b5" officeooo:paragraph-rsid="001331b5"/>
    </style:style>
    <style:style style:name="P42" style:family="paragraph" style:parent-style-name="Standard">
      <style:paragraph-properties fo:margin-top="0cm" fo:margin-bottom="0cm" loext:contextual-spacing="false" fo:line-height="100%"/>
      <style:text-properties officeooo:rsid="0014b7fa" officeooo:paragraph-rsid="0014b7fa"/>
    </style:style>
    <style:style style:name="P43" style:family="paragraph" style:parent-style-name="Table_20_Contents">
      <style:paragraph-properties fo:margin-top="0cm" fo:margin-bottom="0cm" loext:contextual-spacing="false"/>
      <style:text-properties style:font-name="Arial1" fo:font-size="12pt" officeooo:rsid="003c20ec" officeooo:paragraph-rsid="003c20ec" style:font-size-asian="12pt" style:font-size-complex="12pt"/>
    </style:style>
    <style:style style:name="P44" style:family="paragraph" style:parent-style-name="Table_20_Contents">
      <style:paragraph-properties fo:margin-top="0cm" fo:margin-bottom="0cm" loext:contextual-spacing="false"/>
      <style:text-properties style:font-name="Arial1" fo:font-size="12pt" officeooo:rsid="0018021b" officeooo:paragraph-rsid="003c20ec" style:font-size-asian="12pt" style:font-size-complex="12pt"/>
    </style:style>
    <style:style style:name="P45"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46"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47"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2" style:font-size-complex="12pt"/>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2" style:font-size-complex="12pt"/>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2" style:font-size-complex="12pt"/>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2"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84417" style:font-size-asian="12pt" style:font-name-complex="Arial2" style:font-size-complex="12pt"/>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a181c" style:font-size-asian="12pt" style:font-name-complex="Arial2" style:font-size-complex="12pt"/>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2" style:font-size-complex="12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3a181c" style:font-size-asian="12pt" style:font-name-complex="Arial2" style:font-size-complex="12pt"/>
    </style:style>
    <style:style style:name="P5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2" style:font-size-complex="12pt"/>
    </style:style>
    <style:style style:name="P5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2dfae" style:font-size-asian="12pt" style:font-name-complex="Arial2" style:font-size-complex="12pt"/>
    </style:style>
    <style:style style:name="P5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0da8" style:font-size-asian="12pt" style:font-name-complex="Arial2" style:font-size-complex="12pt"/>
    </style:style>
    <style:style style:name="P60"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dfae" officeooo:paragraph-rsid="00232ca3" style:font-size-asian="12pt" style:font-name-complex="Arial2" style:font-size-complex="12pt"/>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0da8" officeooo:paragraph-rsid="00232ca3" style:font-size-asian="12pt" style:font-name-complex="Arial2" style:font-size-complex="12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5c77a" style:font-size-asian="12pt" style:font-name-complex="Arial2" style:font-size-complex="12pt"/>
    </style:style>
    <style:style style:name="P6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0d4e" style:font-size-asian="12pt" style:font-name-complex="Arial2" style:font-size-complex="12pt"/>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13f15" officeooo:paragraph-rsid="0036b648" style:font-size-asian="12pt" style:font-name-complex="Arial2"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997f5"/>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c750c"/>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2e2a32"/>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69" style:family="paragraph" style:parent-style-name="Standard">
      <style:paragraph-properties fo:margin-left="0cm" fo:margin-right="0cm" fo:line-height="150%" fo:text-align="justify" style:justify-single-word="false" fo:text-indent="0cm" style:auto-text-indent="false"/>
      <style:text-properties officeooo:paragraph-rsid="0039cce7"/>
    </style:style>
    <style:style style:name="P70" style:family="paragraph" style:parent-style-name="Standard">
      <style:paragraph-properties fo:margin-left="0cm" fo:margin-right="0cm" fo:line-height="100%" fo:text-align="justify" style:justify-single-word="false" fo:text-indent="0cm" style:auto-text-indent="false"/>
      <style:text-properties officeooo:rsid="00088b1b" officeooo:paragraph-rsid="003f9e70"/>
    </style:style>
    <style:style style:name="P71" style:family="paragraph" style:parent-style-name="Heading_20_1">
      <style:text-properties style:font-name-complex="Arial2" style:font-size-complex="12pt"/>
    </style:style>
    <style:style style:name="P72" style:family="paragraph" style:parent-style-name="Heading_20_1">
      <style:text-properties style:font-name="Arial1" fo:font-size="12pt" style:font-size-asian="12pt" style:font-size-complex="12pt"/>
    </style:style>
    <style:style style:name="P73" style:family="paragraph" style:parent-style-name="Standard" style:master-page-name="Standard">
      <style:paragraph-properties fo:text-align="center" style:justify-single-word="false" style:page-number="auto"/>
      <style:text-properties style:font-name="Arial" fo:font-size="12pt" style:font-size-asian="12pt" style:font-name-complex="Arial2" style:font-size-complex="12pt"/>
    </style:style>
    <style:style style:name="P74" style:family="paragraph" style:parent-style-name="Standard">
      <style:paragraph-properties fo:line-height="150%" fo:text-align="justify" style:justify-single-word="false"/>
      <style:text-properties fo:color="#000000" style:font-name="Arial1" fo:font-size="12pt" style:font-size-asian="12pt" style:font-name-complex="Arial2" style:font-size-complex="12pt"/>
    </style:style>
    <style:style style:name="P75" style:family="paragraph" style:parent-style-name="Standard" style:list-style-name="L2">
      <style:paragraph-properties fo:line-height="150%" fo:text-align="justify" style:justify-single-word="false"/>
      <style:text-properties style:font-name="Arial" fo:font-size="12pt" officeooo:rsid="003605e0" officeooo:paragraph-rsid="003605e0" style:font-size-asian="12pt" style:font-name-complex="Arial2" style:font-size-complex="12pt"/>
    </style:style>
    <style:style style:name="P76" style:family="paragraph" style:parent-style-name="Standard" style:list-style-name="L3">
      <style:paragraph-properties fo:line-height="150%" fo:text-align="justify" style:justify-single-word="false"/>
      <style:text-properties style:font-name="Arial" fo:font-size="12pt" officeooo:rsid="0039cce7" officeooo:paragraph-rsid="0039cce7" style:font-size-asian="12pt" style:font-name-complex="Arial2" style:font-size-complex="12pt"/>
    </style:style>
    <style:style style:name="P77" style:family="paragraph" style:parent-style-name="Standard" style:list-style-name="L4">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78" style:family="paragraph" style:parent-style-name="Standard">
      <style:paragraph-properties fo:line-height="150%" fo:text-align="justify" style:justify-single-word="false"/>
      <style:text-properties style:font-name="Arial" fo:font-size="12pt" officeooo:rsid="003a181c" officeooo:paragraph-rsid="003a181c" style:font-size-asian="12pt" style:font-name-complex="Arial2" style:font-size-complex="12pt"/>
    </style:style>
    <style:style style:name="P79" style:family="paragraph" style:parent-style-name="Standard">
      <style:paragraph-properties fo:line-height="150%" fo:text-align="justify" style:justify-single-word="false"/>
      <style:text-properties style:font-name="Arial" fo:font-size="12pt" officeooo:rsid="00213f15" officeooo:paragraph-rsid="003a181c" style:font-size-asian="12pt" style:font-name-complex="Arial2" style:font-size-complex="12pt"/>
    </style:style>
    <style:style style:name="P80" style:family="paragraph" style:parent-style-name="Standard">
      <style:paragraph-properties fo:line-height="150%"/>
      <style:text-properties style:font-name="Arial" fo:font-size="12pt" officeooo:paragraph-rsid="0040b7e3" style:font-size-asian="12pt" style:font-name-complex="Arial2" style:font-size-complex="12pt"/>
    </style:style>
    <style:style style:name="P81" style:family="paragraph" style:parent-style-name="Standard" style:list-style-name="L5">
      <style:paragraph-properties fo:line-height="150%" fo:text-align="justify" style:justify-single-word="false"/>
      <style:text-properties style:font-name="Arial" fo:font-size="12pt" officeooo:rsid="0040b7e3" officeooo:paragraph-rsid="0040b7e3" style:font-size-asian="12pt" style:font-name-complex="Arial2" style:font-size-complex="12pt"/>
    </style:style>
    <style:style style:name="P82" style:family="paragraph" style:parent-style-name="Standard">
      <style:paragraph-properties fo:line-height="150%" fo:text-align="justify" style:justify-single-word="false"/>
      <style:text-properties style:font-name="Arial" fo:font-size="12pt" officeooo:rsid="0040b7e3" officeooo:paragraph-rsid="0040b7e3" style:font-size-asian="12pt" style:font-name-complex="Arial2" style:font-size-complex="12pt"/>
    </style:style>
    <style:style style:name="P83" style:family="paragraph" style:parent-style-name="Standard" style:list-style-name="L6">
      <style:paragraph-properties fo:line-height="150%" fo:text-align="justify" style:justify-single-word="false"/>
      <style:text-properties style:font-name="Arial" fo:font-size="12pt" officeooo:rsid="004346eb" officeooo:paragraph-rsid="004346eb" style:font-size-asian="12pt" style:font-name-complex="Arial2" style:font-size-complex="12pt"/>
    </style:style>
    <style:style style:name="P84" style:family="paragraph" style:parent-style-name="Standard" style:list-style-name="L6">
      <style:paragraph-properties fo:line-height="150%" fo:text-align="justify" style:justify-single-word="false">
        <style:tab-stops>
          <style:tab-stop style:position="8.017cm"/>
        </style:tab-stops>
      </style:paragraph-properties>
      <style:text-properties style:font-name="Arial" fo:font-size="12pt" officeooo:rsid="004346eb" officeooo:paragraph-rsid="004346eb" style:font-size-asian="12pt" style:font-name-complex="Arial2" style:font-size-complex="12pt"/>
    </style:style>
    <style:style style:name="P85" style:family="paragraph" style:parent-style-name="Standard">
      <style:paragraph-properties fo:text-align="center" style:justify-single-word="false"/>
      <style:text-properties officeooo:rsid="000bd477" officeooo:paragraph-rsid="000bd477"/>
    </style:style>
    <style:style style:name="P86" style:family="paragraph" style:parent-style-name="Standard">
      <style:paragraph-properties fo:line-height="150%" fo:text-align="justify" style:justify-single-word="false"/>
      <style:text-properties officeooo:paragraph-rsid="003a181c"/>
    </style:style>
    <style:style style:name="P87" style:family="paragraph" style:parent-style-name="Standard">
      <style:paragraph-properties fo:line-height="150%" fo:text-align="justify" style:justify-single-word="false"/>
      <style:text-properties officeooo:paragraph-rsid="0040b7e3"/>
    </style:style>
    <style:style style:name="P88"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89" style:family="paragraph" style:parent-style-name="Standard">
      <style:text-properties style:font-name="Arial1" fo:font-size="12pt" officeooo:rsid="003d2960" style:font-size-asian="12pt" style:font-size-complex="12pt"/>
    </style:style>
    <style:style style:name="P90" style:family="paragraph" style:parent-style-name="Standard">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2" style:font-size-complex="12pt"/>
    </style:style>
    <style:style style:name="P91"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style:font-name="Arial1" fo:font-size="12pt" officeooo:paragraph-rsid="003ffee3" style:font-size-asian="12pt" style:font-size-complex="12pt"/>
    </style:style>
    <style:style style:name="P92"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3ffee3" style:font-size-asian="12pt" style:font-size-complex="12pt"/>
    </style:style>
    <style:style style:name="P93"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2" style:font-size-complex="12pt"/>
    </style:style>
    <style:style style:name="P94" style:family="paragraph" style:parent-style-name="Standard">
      <style:paragraph-properties fo:margin-top="0cm" fo:margin-bottom="0cm" loext:contextual-spacing="false" fo:line-height="150%" fo:text-align="justify" style:justify-single-word="false"/>
      <style:text-properties style:font-name="Arial1" fo:font-size="12pt" officeooo:paragraph-rsid="00403cee" style:font-size-asian="12pt" style:font-name-complex="Arial2" style:font-size-complex="12pt"/>
    </style:style>
    <style:style style:name="P95" style:family="paragraph" style:parent-style-name="Standard">
      <style:paragraph-properties fo:margin-top="0cm" fo:margin-bottom="0cm" loext:contextual-spacing="false"/>
      <style:text-properties style:font-name="Arial1" fo:font-size="12pt" officeooo:rsid="003cb5a1" officeooo:paragraph-rsid="003cb5a1" style:font-size-asian="12pt" style:font-size-complex="12pt"/>
    </style:style>
    <style:style style:name="P96" style:family="paragraph" style:parent-style-name="Standard">
      <style:paragraph-properties fo:margin-top="0cm" fo:margin-bottom="0cm" loext:contextual-spacing="false" fo:line-height="150%"/>
      <style:text-properties style:font-name="Arial1" fo:font-size="12pt" officeooo:rsid="003cb5a1" officeooo:paragraph-rsid="0040b7e3" style:font-size-asian="12pt" style:font-size-complex="12pt"/>
    </style:style>
    <style:style style:name="P97" style:family="paragraph" style:parent-style-name="Standard" style:list-style-name="L1">
      <style:paragraph-properties fo:margin-top="0cm" fo:margin-bottom="0cm" loext:contextual-spacing="false" fo:line-height="150%" fo:text-align="justify" style:justify-single-word="false"/>
      <style:text-properties fo:color="#000000" style:font-name="Arial1" fo:font-size="12pt" officeooo:paragraph-rsid="0010156a" style:font-size-asian="12pt" style:font-name-complex="Arial2" style:font-size-complex="12pt"/>
    </style:style>
    <style:style style:name="P98" style:family="paragraph" style:parent-style-name="Standard">
      <style:paragraph-properties fo:margin-left="1cm" fo:margin-right="0cm" fo:line-height="150%" fo:text-align="justify" style:justify-single-word="false" fo:text-indent="-0.762cm" style:auto-text-indent="false"/>
      <style:text-properties style:font-name="Arial1" fo:font-size="12pt" officeooo:rsid="003f9e70" officeooo:paragraph-rsid="003f9e70" style:font-size-asian="12pt" style:font-name-complex="Arial2" style:font-size-complex="12pt"/>
    </style:style>
    <style:style style:name="P99" style:family="paragraph" style:parent-style-name="Standard">
      <style:paragraph-properties fo:margin-left="1cm" fo:margin-right="0cm" fo:line-height="150%" fo:text-align="justify" style:justify-single-word="false" fo:text-indent="-0.762cm" style:auto-text-indent="false"/>
      <style:text-properties officeooo:paragraph-rsid="003f9e70"/>
    </style:style>
    <style:style style:name="P100" style:family="paragraph" style:parent-style-name="Standard">
      <style:paragraph-properties fo:margin-left="0cm" fo:margin-right="0cm" fo:line-height="100%" fo:text-align="justify" style:justify-single-word="false" fo:text-indent="0cm" style:auto-text-indent="false"/>
      <style:text-properties style:font-name="Arial1" fo:font-size="12pt" officeooo:rsid="00088b1b" officeooo:paragraph-rsid="003f9e70" style:font-size-asian="12pt" style:font-name-complex="Arial2" style:font-size-complex="12pt"/>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4cece" officeooo:paragraph-rsid="0035c77a" style:font-size-asian="12pt" style:font-name-complex="Arial2" style:font-size-complex="12pt"/>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39cce7" officeooo:paragraph-rsid="0039cce7" style:font-size-asian="12pt" style:font-name-complex="Arial2" style:font-size-complex="12pt"/>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f9ef2" style:font-size-asian="12pt" style:font-name-complex="Arial2" style:font-size-complex="12pt"/>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3a181c" style:font-size-asian="12pt" style:font-name-complex="Arial2" style:font-size-complex="12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2" style:font-size-complex="12pt"/>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40b7e3" officeooo:paragraph-rsid="0040b7e3" style:font-size-asian="12pt" style:font-name-complex="Arial2" style:font-size-complex="12pt"/>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41a66f" officeooo:paragraph-rsid="0041a66f" style:font-size-asian="12pt" style:font-name-complex="Arial2" style:font-size-complex="12pt"/>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44577d" officeooo:paragraph-rsid="0044577d" style:font-size-asian="12pt" style:font-name-complex="Arial2" style:font-size-complex="12pt"/>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6b648"/>
    </style:style>
    <style:style style:name="P111" style:family="paragraph" style:parent-style-name="Standard" style:master-page-name="">
      <style:paragraph-properties fo:margin-left="0cm" fo:margin-right="0cm" fo:line-height="150%" fo:text-align="justify" style:justify-single-word="false" fo:orphans="2" fo:widows="2" fo:text-indent="1cm" style:auto-text-indent="false" style:page-number="auto" style:writing-mode="lr-tb"/>
      <style:text-properties officeooo:paragraph-rsid="003f9e70"/>
    </style:style>
    <style:style style:name="P112" style:family="paragraph" style:parent-style-name="Standard">
      <style:paragraph-properties fo:margin-left="0cm" fo:margin-right="0cm" fo:line-height="150%" fo:text-align="justify" style:justify-single-word="false" fo:orphans="2" fo:widows="2" fo:text-indent="1cm" style:auto-text-indent="false" style:writing-mode="lr-tb"/>
      <style:text-properties officeooo:rsid="00403cee" officeooo:paragraph-rsid="00403cee"/>
    </style:style>
    <style:style style:name="P113"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2" style:font-size-complex="12pt" style:font-weight-complex="normal"/>
    </style:style>
    <style:style style:name="P114" style:family="paragraph" style:parent-style-name="Heading_20_1" style:list-style-name="WWNum4">
      <style:paragraph-properties fo:margin-left="1.251cm" fo:margin-right="0cm" fo:text-indent="-0.635cm" style:auto-text-indent="false"/>
    </style:style>
    <style:style style:name="P115"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116"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117"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officeooo:rsid="003f9e70" officeooo:paragraph-rsid="003f9e70" style:font-size-asian="12pt" style:font-name-complex="Arial2" style:font-size-complex="12pt"/>
    </style:style>
    <style:style style:name="P118"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style:font-size-asian="12pt" style:font-size-complex="12pt"/>
    </style:style>
    <style:style style:name="P119" style:family="paragraph">
      <style:paragraph-properties fo:text-align="start"/>
      <style:text-properties fo:font-size="18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bd477" style:font-size-asian="12pt" style:font-name-complex="Arial2" style:font-size-complex="12pt"/>
    </style:style>
    <style:style style:name="T3" style:family="text">
      <style:text-properties style:font-name="Arial" fo:font-size="12pt" officeooo:rsid="00384417" style:font-size-asian="12pt" style:font-name-complex="Arial2" style:font-size-complex="12pt"/>
    </style:style>
    <style:style style:name="T4" style:family="text">
      <style:text-properties style:font-name="Arial" fo:font-size="12pt" officeooo:rsid="0039cce7" style:font-size-asian="12pt" style:font-name-complex="Arial2" style:font-size-complex="12pt"/>
    </style:style>
    <style:style style:name="T5" style:family="text">
      <style:text-properties style:font-name="Arial" fo:font-size="12pt" officeooo:rsid="0018021b" style:font-size-asian="12pt" style:font-name-complex="Arial2" style:font-size-complex="12pt"/>
    </style:style>
    <style:style style:name="T6" style:family="text">
      <style:text-properties style:font-name="Arial" fo:font-size="12pt" officeooo:rsid="003a181c" style:font-size-asian="12pt" style:font-name-complex="Arial2" style:font-size-complex="12pt"/>
    </style:style>
    <style:style style:name="T7" style:family="text">
      <style:text-properties style:font-name="Arial" fo:font-size="12pt" officeooo:rsid="003f9e70" style:font-size-asian="12pt" style:font-name-complex="Arial2" style:font-size-complex="12pt"/>
    </style:style>
    <style:style style:name="T8" style:family="text">
      <style:text-properties fo:color="#000000" style:font-name="Arial" fo:font-size="12pt" style:font-size-asian="12pt" style:font-name-complex="Arial2" style:font-size-complex="12pt"/>
    </style:style>
    <style:style style:name="T9" style:family="text">
      <style:text-properties fo:color="#000000" style:font-name="Arial" fo:font-size="12pt" officeooo:rsid="0036b648" style:font-size-asian="12pt" style:font-name-complex="Arial2" style:font-size-complex="12pt"/>
    </style:style>
    <style:style style:name="T10" style:family="text">
      <style:text-properties fo:color="#000000" style:font-name="Arial" fo:font-size="12pt" officeooo:rsid="003ffee3" style:font-size-asian="12pt" style:font-name-complex="Arial2" style:font-size-complex="12pt"/>
    </style:style>
    <style:style style:name="T11" style:family="text">
      <style:text-properties fo:color="#000000" style:font-name="Arial" fo:font-size="12pt" style:font-size-asian="12pt" style:font-name-complex="Arial2" style:font-size-complex="12pt"/>
    </style:style>
    <style:style style:name="T12" style:family="text">
      <style:text-properties fo:color="#000000" style:font-name="Arial" fo:font-size="12pt" fo:language="en" fo:country="US" style:font-size-asian="12pt" style:font-name-complex="Arial2" style:font-size-complex="12pt"/>
    </style:style>
    <style:style style:name="T13" style:family="text">
      <style:text-properties fo:color="#000000" style:font-name="Arial" fo:font-size="12pt" fo:language="en" fo:country="US" fo:font-weight="normal" style:font-size-asian="12pt" style:font-weight-asian="normal" style:font-name-complex="Arial2" style:font-size-complex="12pt"/>
    </style:style>
    <style:style style:name="T14" style:family="text">
      <style:text-properties fo:color="#000000" officeooo:rsid="000bd477" style:font-name-complex="Arial2"/>
    </style:style>
    <style:style style:name="T15" style:family="text">
      <style:text-properties fo:color="#000000" officeooo:rsid="003ffee3" style:font-name-complex="Arial2"/>
    </style:style>
    <style:style style:name="T16" style:family="text">
      <style:text-properties style:font-name-complex="Arial2"/>
    </style:style>
    <style:style style:name="T17" style:family="text">
      <style:text-properties officeooo:rsid="001203b2" style:font-name-complex="Arial2"/>
    </style:style>
    <style:style style:name="T18" style:family="text">
      <style:text-properties officeooo:rsid="00403cee" style:font-name-complex="Arial2"/>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3c20ec" style:font-weight-asian="bold" style:font-weight-complex="bold"/>
    </style:style>
    <style:style style:name="T22" style:family="text">
      <style:text-properties fo:font-weight="bold" style:font-size-asian="12pt" style:font-weight-asian="bold" style:font-size-complex="12pt" style:font-weight-complex="bold"/>
    </style:style>
    <style:style style:name="T23" style:family="text">
      <style:text-properties fo:font-weight="bold" officeooo:rsid="003cb5a1" style:font-size-asian="12pt" style:font-weight-asian="bold" style:font-size-complex="12pt" style:font-weight-complex="bold"/>
    </style:style>
    <style:style style:name="T24" style:family="text">
      <style:text-properties fo:color="#0d0d0d" style:font-name-complex="Arial2" style:font-size-complex="12pt"/>
    </style:style>
    <style:style style:name="T25" style:family="text">
      <style:text-properties officeooo:rsid="000e1c20"/>
    </style:style>
    <style:style style:name="T26" style:family="text">
      <style:text-properties officeooo:rsid="0011b0f2"/>
    </style:style>
    <style:style style:name="T27" style:family="text">
      <style:text-properties officeooo:rsid="001331b5"/>
    </style:style>
    <style:style style:name="T28" style:family="text">
      <style:text-properties style:font-name="Arial1" fo:font-size="12pt" style:font-size-asian="12pt" style:font-size-complex="12pt"/>
    </style:style>
    <style:style style:name="T29" style:family="text">
      <style:text-properties style:font-name="Arial1" fo:font-size="12pt" officeooo:rsid="0014b7fa" style:font-size-asian="12pt" style:font-size-complex="12pt"/>
    </style:style>
    <style:style style:name="T30" style:family="text">
      <style:text-properties style:font-name="Arial1" fo:font-size="12pt" style:font-size-asian="12pt" style:font-name-complex="Arial2" style:font-size-complex="12pt"/>
    </style:style>
    <style:style style:name="T31" style:family="text">
      <style:text-properties style:font-name="Arial1" fo:font-size="12pt" officeooo:rsid="003f9e70" style:font-size-asian="12pt" style:font-name-complex="Arial2" style:font-size-complex="12pt"/>
    </style:style>
    <style:style style:name="T32" style:family="text">
      <style:text-properties style:font-name="Arial1" fo:font-size="12pt" officeooo:rsid="00403cee" style:font-size-asian="12pt" style:font-name-complex="Arial2" style:font-size-complex="12pt"/>
    </style:style>
    <style:style style:name="T33" style:family="text">
      <style:text-properties style:font-name="Arial1" fo:font-size="12pt" officeooo:rsid="0044577d" style:font-size-asian="12pt" style:font-name-complex="Arial2" style:font-size-complex="12pt"/>
    </style:style>
    <style:style style:name="T34" style:family="text">
      <style:text-properties style:font-name="Arial1" fo:font-size="12pt" fo:font-weight="bold" officeooo:rsid="0014b7fa" style:font-size-asian="12pt" style:font-weight-asian="bold" style:font-size-complex="12pt" style:font-weight-complex="bold"/>
    </style:style>
    <style:style style:name="T35" style:family="text">
      <style:text-properties fo:font-style="italic"/>
    </style:style>
    <style:style style:name="T36" style:family="text">
      <style:text-properties fo:font-style="italic" officeooo:rsid="002b7d7c" style:font-size-asian="12pt" style:font-style-asian="italic" style:font-name-complex="Arial2" style:font-size-complex="12pt" style:font-style-complex="italic"/>
    </style:style>
    <style:style style:name="T37" style:family="text">
      <style:text-properties fo:font-style="italic" officeooo:rsid="0041a66f" style:font-style-asian="italic" style:font-style-complex="italic"/>
    </style:style>
    <style:style style:name="T38" style:family="text">
      <style:text-properties fo:font-style="italic" style:text-underline-style="none" fo:font-weight="normal" style:font-style-asian="italic" style:font-weight-asian="normal" style:font-style-complex="italic" style:font-weight-complex="normal"/>
    </style:style>
    <style:style style:name="T39" style:family="text">
      <style:text-properties officeooo:rsid="0018021b"/>
    </style:style>
    <style:style style:name="T40" style:family="text">
      <style:text-properties officeooo:rsid="001a8960"/>
    </style:style>
    <style:style style:name="T41" style:family="text">
      <style:text-properties officeooo:rsid="001b205f"/>
    </style:style>
    <style:style style:name="T42" style:family="text">
      <style:text-properties officeooo:rsid="00230da8"/>
    </style:style>
    <style:style style:name="T43" style:family="text">
      <style:text-properties officeooo:rsid="00232ca3"/>
    </style:style>
    <style:style style:name="T44" style:family="text">
      <style:text-properties officeooo:rsid="0022dfae" style:font-size-asian="12pt" style:font-name-complex="Arial2" style:font-size-complex="12pt"/>
    </style:style>
    <style:style style:name="T45" style:family="text">
      <style:text-properties officeooo:rsid="00232ca3" style:font-size-asian="12pt" style:font-name-complex="Arial2" style:font-size-complex="12pt"/>
    </style:style>
    <style:style style:name="T46" style:family="text">
      <style:text-properties officeooo:rsid="0024c2bb" style:font-size-asian="12pt" style:font-name-complex="Arial2" style:font-size-complex="12pt"/>
    </style:style>
    <style:style style:name="T47" style:family="text">
      <style:text-properties officeooo:rsid="0025f6a1" style:font-size-asian="12pt" style:font-name-complex="Arial2" style:font-size-complex="12pt"/>
    </style:style>
    <style:style style:name="T48" style:family="text">
      <style:text-properties officeooo:rsid="00267bae" style:font-size-asian="12pt" style:font-name-complex="Arial2" style:font-size-complex="12pt"/>
    </style:style>
    <style:style style:name="T49" style:family="text">
      <style:text-properties officeooo:rsid="0028303d" style:font-size-asian="12pt" style:font-name-complex="Arial2" style:font-size-complex="12pt"/>
    </style:style>
    <style:style style:name="T50" style:family="text">
      <style:text-properties officeooo:rsid="002b7d7c" style:font-size-asian="12pt" style:font-name-complex="Arial2" style:font-size-complex="12pt"/>
    </style:style>
    <style:style style:name="T51" style:family="text">
      <style:text-properties style:font-size-asian="12pt" style:font-size-complex="12pt"/>
    </style:style>
    <style:style style:name="T52" style:family="text">
      <style:text-properties officeooo:rsid="003cb5a1" style:font-size-asian="12pt" style:font-size-complex="12pt"/>
    </style:style>
    <style:style style:name="T53" style:family="text">
      <style:text-properties fo:font-style="normal" officeooo:rsid="002b7d7c" style:font-size-asian="12pt" style:font-style-asian="normal" style:font-name-complex="Arial2" style:font-size-complex="12pt" style:font-style-complex="normal"/>
    </style:style>
    <style:style style:name="T54" style:family="text">
      <style:text-properties fo:font-style="normal" officeooo:rsid="002c750c" style:font-size-asian="12pt" style:font-style-asian="normal" style:font-name-complex="Arial2" style:font-size-complex="12pt" style:font-style-complex="normal"/>
    </style:style>
    <style:style style:name="T55" style:family="text">
      <style:text-properties fo:font-style="normal" officeooo:rsid="002e2a32" style:font-size-asian="12pt" style:font-style-asian="normal" style:font-name-complex="Arial2" style:font-size-complex="12pt" style:font-style-complex="normal"/>
    </style:style>
    <style:style style:name="T56" style:family="text">
      <style:text-properties fo:font-style="normal" officeooo:rsid="002f405e" style:font-size-asian="12pt" style:font-style-asian="normal" style:font-name-complex="Arial2" style:font-size-complex="12pt" style:font-style-complex="normal"/>
    </style:style>
    <style:style style:name="T57" style:family="text">
      <style:text-properties fo:font-style="normal" style:font-style-asian="normal" style:font-style-complex="normal"/>
    </style:style>
    <style:style style:name="T58" style:family="text">
      <style:text-properties fo:font-style="normal" officeooo:rsid="0041a66f" style:font-style-asian="normal" style:font-style-complex="normal"/>
    </style:style>
    <style:style style:name="T59" style:family="text">
      <style:text-properties fo:font-style="normal" officeooo:rsid="004346eb" style:font-style-asian="normal" style:font-style-complex="normal"/>
    </style:style>
    <style:style style:name="T60" style:family="text">
      <style:text-properties officeooo:rsid="0035c77a"/>
    </style:style>
    <style:style style:name="T61" style:family="text">
      <style:text-properties officeooo:rsid="00360d4e"/>
    </style:style>
    <style:style style:name="T62" style:family="text">
      <style:text-properties officeooo:rsid="0036b648"/>
    </style:style>
    <style:style style:name="T63" style:family="text">
      <style:text-properties officeooo:rsid="00384417"/>
    </style:style>
    <style:style style:name="T64" style:family="text">
      <style:text-properties officeooo:rsid="003c20ec"/>
    </style:style>
    <style:style style:name="T65" style:family="text">
      <style:text-properties officeooo:rsid="003cb5a1"/>
    </style:style>
    <style:style style:name="T66" style:family="text">
      <style:text-properties officeooo:rsid="003ec35a"/>
    </style:style>
    <style:style style:name="T67" style:family="text">
      <style:text-properties style:text-underline-style="none" officeooo:rsid="003ec35a"/>
    </style:style>
    <style:style style:name="T68" style:family="text">
      <style:text-properties fo:font-weight="normal" style:font-weight-asian="normal" style:font-weight-complex="normal"/>
    </style:style>
    <style:style style:name="T69" style:family="text">
      <style:text-properties officeooo:rsid="003f9e70"/>
    </style:style>
    <style:style style:name="T70" style:family="text">
      <style:text-properties officeooo:rsid="00400e39"/>
    </style:style>
    <style:style style:name="T71" style:family="text">
      <style:text-properties officeooo:rsid="0040b7e3"/>
    </style:style>
    <style:style style:name="T72" style:family="text">
      <style:text-properties officeooo:rsid="0041a6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start text:name="_Toc336620698"/><text:bookmark-start text:name="_Toc336620427"/><text:bookmark-start text:name="_Toc336620307"/><text:bookmark-start text:name="_Toc336620045"/><text:bookmark-start text:name="_Toc335746880"/><text:bookmark-start text:name="_Toc355121368"/><text:bookmark-start text:name="_Toc355122277"/><text:bookmark-start text:name="_Toc355122375"/>UNIVERSIDADE DA REGIÃO DE JOINVILLE – UNIVILLE<text:bookmark-end text:name="_Toc336620698"/><text:bookmark-end text:name="_Toc336620427"/><text:bookmark-end text:name="_Toc336620307"/><text:bookmark-end text:name="_Toc336620045"/><text:bookmark-end text:name="_Toc335746880"/><text:bookmark-end text:name="_Toc355121368"/><text:bookmark-end text:name="_Toc355122277"/><text:bookmark-end text:name="_Toc355122375"/></text:p>
      <text:p text:style-name="P3"><text:span text:style-name="T1">BACHARELADO EM </text:span><text:span text:style-name="T2">ENGENHARIA DE SOFTWARE</text:span></text:p>
      <text:p text:style-name="P4"/>
      <text:p text:style-name="P4"/>
      <text:p text:style-name="P4"/>
      <text:p text:style-name="P4"/>
      <text:p text:style-name="P4"/>
      <text:p text:style-name="P14"/>
      <text:p text:style-name="P15"/>
      <text:p text:style-name="P15"><text:span text:style-name="T10">APLICAÇÃO DE ENGENHARIA DE REQUISITOS EM UMA FERRAMENTA</text:span><text:span text:style-name="T8"> DE DOCUMENTAÇÃO </text:span><text:span text:style-name="T10">PARA </text:span><text:span text:style-name="T9">SCRUM</text:span><text:span text:style-name="T8"> </text:span></text:p>
      <text:p text:style-name="P4"/>
      <text:p text:style-name="P4"/>
      <text:p text:style-name="P4"><text:bookmark-start text:name="_Toc336620703"/><text:bookmark-start text:name="_Toc336620432"/><text:bookmark-start text:name="_Toc336620312"/><text:bookmark-start text:name="_Toc336620050"/><text:bookmark-start text:name="_Toc335746885"/></text:p>
      <text:p text:style-name="P4"/>
      <text:p text:style-name="P5"><text:bookmark-end text:name="_Toc336620703"/><text:bookmark-end text:name="_Toc336620432"/><text:bookmark-end text:name="_Toc336620312"/><text:bookmark-end text:name="_Toc336620050"/><text:bookmark-end text:name="_Toc335746885"/>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36620705"/><text:bookmark-start text:name="_Toc336620434"/><text:bookmark-start text:name="_Toc336620314"/><text:bookmark-start text:name="_Toc336620052"/><text:bookmark-start text:name="_Toc335746889"/><text:bookmark-start text:name="_Toc355121371"/><text:bookmark-start text:name="_Toc355122280"/><text:bookmark-start text:name="_Toc355122378"/>Joinville – SC<text:bookmark-end text:name="_Toc336620705"/><text:bookmark-end text:name="_Toc336620434"/><text:bookmark-end text:name="_Toc336620314"/><text:bookmark-end text:name="_Toc336620052"/><text:bookmark-end text:name="_Toc335746889"/><text:bookmark-end text:name="_Toc355121371"/><text:bookmark-end text:name="_Toc355122280"/><text:bookmark-end text:name="_Toc355122378"/></text:p>
      <text:p text:style-name="P13"><draw:custom-shape text:anchor-type="paragraph" draw:z-index="0" draw:name="Retângulo 1" draw:style-name="gr1" draw:text-style-name="P119"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13"/>
      <text:list xml:id="list5304781705148434352" text:style-name="WWNum4">
        <text:list-header>
          <text:h text:style-name="P114" text:outline-level="1"><text:bookmark-start text:name="_Toc411849720"/><text:bookmark-start text:name="_Toc325733151"/><text:bookmark-start text:name="_Toc338744490"/><text:bookmark-start text:name="_Toc338744690"/><text:bookmark-start text:name="_Toc338744724"/><text:bookmark-start text:name="_Toc338834217"/><text:bookmark-start text:name="_Toc338834458"/><text:bookmark-start text:name="_Toc342329928"/><text:soft-page-break/><text:span text:style-name="T24">DEFINIÇÃO DO </text:span><text:bookmark-end text:name="_Toc325733151"/><text:bookmark-end text:name="_Toc338744490"/><text:bookmark-end text:name="_Toc338744690"/><text:bookmark-end text:name="_Toc338744724"/><text:bookmark-end text:name="_Toc338834217"/><text:bookmark-end text:name="_Toc338834458"/><text:bookmark-end text:name="_Toc342329928"/><text:span text:style-name="T24">PROJETO</text:span><text:bookmark-end text:name="_Toc411849720"/></text:h>
        </text:list-header>
      </text:list>
      <text:p text:style-name="P18"/>
      <text:list xml:id="list21694753516076544" text:style-name="WWNum2">
        <text:list-item>
          <text:list>
            <text:list-item>
              <text:h text:style-name="P116" text:outline-level="2"><text:bookmark-start text:name="_Toc342329929"/><text:bookmark-start text:name="_Toc411849721"/>Título<text:bookmark-end text:name="_Toc411849721"/></text:h>
              <text:list>
                <text:list-item>
                  <text:list>
                    <text:list-item>
                      <text:list>
                        <text:list-item>
                          <text:list>
                            <text:list-item>
                              <text:list>
                                <text:list-item>
                                  <text:list>
                                    <text:list-item>
                                      <text:list>
                                        <text:list-header>
                                          <text:p text:style-name="P91"/>
                                          <text:list>
                                            <text:list-header>
                                              <text:p text:style-name="P92"><text:span text:style-name="T14"><text:s text:c="6"/></text:span><text:span text:style-name="T15">Aplicação de engenharia de requisitos em uma ferramenta de documentação para scrum</text:span><text:span text:style-name="T14">.</text:span></text:p>
                                            </text:list-header>
                                          </text:list>
                                        </text:list-header>
                                      </text:list>
                                    </text:list-item>
                                  </text:list>
                                </text:list-item>
                              </text:list>
                            </text:list-item>
                          </text:list>
                        </text:list-item>
                      </text:list>
                    </text:list-item>
                  </text:list>
                </text:list-item>
              </text:list>
            </text:list-item>
          </text:list>
        </text:list-item>
      </text:list>
      <text:p text:style-name="P90"/>
      <text:p text:style-name="P90"/>
      <text:list xml:id="list204425723986345" text:continue-numbering="true" text:style-name="WWNum2">
        <text:list-item>
          <text:list>
            <text:list-item>
              <text:h text:style-name="P115" text:outline-level="2"><text:bookmark-start text:name="_Toc411849722"/>Tema<text:bookmark-end text:name="_Toc411849722"/></text:h>
            </text:list-item>
          </text:list>
        </text:list-item>
      </text:list>
      <text:p text:style-name="P18"/>
      <text:p text:style-name="P17"><text:tab/>Um produto de software é caracterizado por diversas partes e entre elas está enquadrada a documentação. <text:span text:style-name="T26">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17"><text:tab/>Atualmente a utilização de métodos ágeis está mais comu<text:span text:style-name="T26">m</text:span>, prevalecendo o desenvolvimento de forma rápida e eficaz, re<text:span text:style-name="T70">d</text:span>uzindo tempos de entrega e prazos. <text:span text:style-name="T26">Essa nova metodologia também engloba a definição de que é necessário mais atenção ao software funcional como um todo do que documentação compreensiva. </text:span><text:s/></text:p>
      <text:p text:style-name="P17"><text:tab/></text:p>
      <text:p text:style-name="P17"/>
      <text:list xml:id="list204424898826254" text:continue-numbering="true" text:style-name="WWNum2">
        <text:list-item>
          <text:list>
            <text:list-item>
              <text:h text:style-name="P115" text:outline-level="2"><text:bookmark-start text:name="_Toc411849723"/>P<text:bookmark-end text:name="_Toc342329929"/>roblema<text:bookmark-end text:name="_Toc411849723"/></text:h>
            </text:list-item>
          </text:list>
        </text:list-item>
      </text:list>
      <text:p text:style-name="P27"/>
      <text:p text:style-name="P94"><text:tab/><text:span text:style-name="T25">A documentação de software vem sendo tranformada pela utilização de metodologia ágeis de gerenciamento de projetos de software, como o Scrum. Essas metodologias trazem em si a ideia de não serem como as metodologias </text:span><text:soft-page-break/><text:span text:style-name="T25">tradicionais, também chamadas de “metodologias baseadas em documentação.” </text:span></text:p>
      <text:p text:style-name="P94"><text:span text:style-name="T25"><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span></text:p>
      <text:p text:style-name="P28"/>
      <text:list xml:id="list7941707165655022914" text:style-name="L1">
        <text:list-item>
          <text:p text:style-name="P93"><text:tab/>Como gerar documentação, de forma ágil, sem engessar o desenvolvimento, <text:span text:style-name="T26">porém, provendo todas as informações necessárias para equipes de implantação, manutenção conseguirem realizar suas tarefas, incluindo pequenas personalizações? </text:span></text:p>
          <text:p text:style-name="P93"/>
        </text:list-item>
        <text:list-item>
          <text:p text:style-name="P93"><text:tab/><text:span text:style-name="T26">Quais os requisitos <text:s/>de uma ferramenta capaz de ser utilizada junto ao scrum, capazes de gerar documentação também de forma ágil?</text:span></text:p>
          <text:p text:style-name="P97"/>
        </text:list-item>
      </text:list>
      <text:p text:style-name="P74"/>
      <text:list xml:id="list204424819905893" text:continue-list="list204424898826254" text:style-name="WWNum2">
        <text:list-item>
          <text:list>
            <text:list-item>
              <text:h text:style-name="P117" text:outline-level="2">Objetivo geral</text:h>
            </text:list-item>
          </text:list>
        </text:list-item>
      </text:list>
      <text:p text:style-name="P98"/>
      <text:p text:style-name="P70"><text:span text:style-name="T31"><text:tab/></text:span><text:span text:style-name="T32">Aplicar a engenharia de requisitos </text:span><text:span text:style-name="T33">na especificação de</text:span><text:span text:style-name="T32"> uma ferramenta de auxílio a documentação </text:span><text:span text:style-name="T33">de produtos desenvolvidos com</text:span><text:span text:style-name="T32"> Scrum. <text:s/></text:span></text:p>
      <text:p text:style-name="P100"/>
      <text:p text:style-name="P100"/>
      <text:list xml:id="list204424766237053" text:continue-numbering="true" text:style-name="WWNum2">
        <text:list-item>
          <text:list>
            <text:list-item>
              <text:h text:style-name="P117" text:outline-level="2">Objetivos específicos</text:h>
            </text:list-item>
          </text:list>
        </text:list-item>
      </text:list>
      <text:p text:style-name="P99"/>
      <text:p text:style-name="P111"><text:span text:style-name="T32">Realizar a elicitação de requisitos para ferramentas já citada.</text:span></text:p>
      <text:p text:style-name="P112"><text:span text:style-name="T30">Realizar a valida</text:span><text:span text:style-name="T33">ç</text:span><text:span text:style-name="T30">ão dos requisitos previamente identificados pelo processo de elicitação.</text:span></text:p>
      <text:p text:style-name="P112"><text:span text:style-name="T33">Elaborar um documento de especificação</text:span><text:span text:style-name="T30"> </text:span><text:span text:style-name="T33">de</text:span><text:span text:style-name="T30"> requi</text:span><text:span text:style-name="T33">si</text:span><text:span text:style-name="T30">tos em</text:span><text:span text:style-name="T33">pregando</text:span><text:span text:style-name="T30"> sentenças de liguagem natural, seguindo o modelo de user stories.</text:span></text:p>
      <text:list xml:id="list204426262926750" text:continue-numbering="true" text:style-name="WWNum2">
        <text:list-item>
          <text:list>
            <text:list-item>
              <text:h text:style-name="P118" text:outline-level="2"><text:bookmark-start text:name="_Toc411849726"/><text:bookmark text:name="_Toc411849724"/><text:soft-page-break/><text:span text:style-name="T16">Justificativa</text:span><text:bookmark-end text:name="_Toc411849726"/></text:h>
            </text:list-item>
          </text:list>
        </text:list-item>
      </text:list>
      <text:p text:style-name="P47"/>
      <text:p text:style-name="P45"><text:span text:style-name="T16"><text:tab/>A utlização de métodos ágeis traz como padrão a norma de que o próprio código é a documentação. Essa prática au</text:span><text:span text:style-name="T17">x</text:span><text:span text:style-name="T16">ilia no desenvovlimento de forma rápida e em teoria força o desenvolvedor para utilização de boas práticas em seu código.</text:span></text:p>
      <text:p text:style-name="P45"><text:span text:style-name="T16"><text:tab/>Porém <text:s/>a documentação ainda se faz, muitas vezes, necesária. Sem ela equipes de suporte necessitariam analisar todo o código para realizar implantações de funcionalidades ou pequenas personalições. </text:span><text:span text:style-name="T17">O manifesto ágil deixa claro que o software funcional é mais importante do que a documentação clara, porém, a proble</text:span><text:span text:style-name="T18">mati</text:span><text:span text:style-name="T17">zação já apresentada demonstra a necessidade da documentação e a necessidade de um</text:span><text:span text:style-name="T18">a ferramenta</text:span><text:span text:style-name="T17"> capaz de gerar documentação também de forma ágil. </text:span></text:p>
      <text:p text:style-name="P46"><text:span text:style-name="T18">Tal ferramenta terá como missão</text:span><text:span text:style-name="T16"> cumprir essa tarefa de forma prática, não comprometendo a agilidade do desenvolvimento e facilitando a manutenção, implantação e customização. </text:span><text:span text:style-name="T17">Porém é necessário um estudo voltado para as mesma, definindo </text:span><text:span text:style-name="T18">detalhes importantes auxiliados pela engenharia de requisitos.</text:span></text:p>
      <text:p text:style-name="P113"/>
      <text:p text:style-name="P113"/>
      <text:p text:style-name="P48">1.<text:span text:style-name="T69">7<text:tab/>Processos de software</text:span></text:p>
      <text:p text:style-name="P48"/>
      <text:p text:style-name="P58"><text:tab/>Em meio de projetos, seja<text:span text:style-name="T71">m</text:span> esses grandes ou pequenos, são listada atividades, ações e tarefas que são necessárias para cumprimento de uma meta que chama-se produto de trabalho, uma tradução de work product. A diferenciação entre os três termos citados é claramente apresentada por Pressmann (2011) afirmando que uma atividade busca “atingir um objetivo amplo” enquanto uma ação busca atingir um objetivo menos amplo enquanto constrói um artefato de software fundamental. O autor ainda afirma que a tarefa <text:s text:c="2"/><text:soft-page-break/>tem um objetivo simples e bem definido, capaz de gerar um resultado tangível, que possa ser medido.</text:p>
      <text:p text:style-name="P59"><text:tab/><text:span text:style-name="T42">Todas as ações, tarefas e atividades precisam ser definidas, assim como os recursos que o processo de desenvolvimento de software contemplará. Esse conjunto é dito como o processo de software em si. Reis (2003) define processo de software como “um conjunto de atividades realizadas para construir software, levando em consideração os produtos sendo construídos, as pessoas envolvidas, e as ferramentas com as quais trabalham” e Somerville (2011) como “um conjunto de atividades que leva à produção de um produto de software”. Somerville (2011) ainda comenta que é cada vez mais comum que processos de software foquem em modificar e ampliar sistemas já exisitentes e <text:s text:c="2"/>da realização de ajustes em componentes de softwares ou softwares comerciais.</text:span></text:p>
      <text:p text:style-name="P61"><text:tab/>Dessa forma o processo de software guiará o desenvolvimento, porém, não poderá descrever o desenvolvimento como um todo e sim o contrário, como afirma Pressman (2011) onde diz que o processo precisa ser adaptável, dando liberdade as pessoas envolvidas de escolher um pacote de atividades, tarefas e ações que forem necessárias. Assim, Pressman (2011) mostra que o processo de software não visa engessar o desenvolvimento ou prescrever todas as etapas, mas sim, auxiliar na entrega “dentro do prazo e com qualidade suficiente para satisfazer àqueles que patrocinaram sua criação e àqueles que irão utilizá-lo”.</text:p>
      <text:p text:style-name="P60"><text:tab/><text:span text:style-name="T43">As metodologias de processos de software visam englobar as atividades essenciais para engenharia de software e dessa forma apresentar um alicerce para o crescimento do processo de desenvolvimento.</text:span> <text:span text:style-name="T43">Além dessa atividades essenciais, Pressman (2011) cita que as metodologias também abordam atividades de apoio que são necessárias em todo o processo de software. </text:span></text:p>
      <text:p text:style-name="P65"><text:span text:style-name="T44"><text:tab/></text:span><text:span text:style-name="T45">As atividades essenciais anteriormente citadas são definidas por Reis (2003) como “fundamentais para contrução de software” </text:span><text:span text:style-name="T46">e o mesmo autor apresenta algumas delas como análise e definição de requisitos, </text:span><text:span text:style-name="T47">projeto arquiteturado e detalhado, codificação, teste de unidade, de integração e de sistema e lançamento. Nesse quesito é possível perceber que até mesmo os </text:span><text:soft-page-break/><text:span text:style-name="T47">autores não concordam na nomenclatura das atividades essenciais. Observar-se que Pressman (2011) cita como atividades essenciais a </text:span><text:span text:style-name="T48">comunicação, planejamento, modelagem, contrução e emprego</text:span><text:span text:style-name="T47">. Somerville (2011) cita especificação de software, projeto e implementação de software, validação de software e evolu</text:span><text:span text:style-name="T49">ç</text:span><text:span text:style-name="T47">ão do software.</text:span></text:p>
      <text:p text:style-name="P66"><text:span text:style-name="T47"><text:tab/></text:span><text:span text:style-name="T50">Por mais que os autores usem nomes diferentes para as tarefas por eles consideradas vitais sua estrutura e objetivo são semelhantes. Pressman (2011) define que a comunicação é a etapa responsável por manter um contato inicial com o cliente e partes interessadas, </text:span><text:span text:style-name="T36">stakeholders</text:span><text:span text:style-name="T53">, de forma clara ele define que essa atividade “a interção é compreender os objetivos das partes interessadas<text:tab/>para o projeto e fazer o levantamento das necessidades que ajudarão a definir as funções e características do software”. Tal definição tem semelhança </text:span><text:span text:style-name="T54">com a <text:s/>atividade de análise e definição de requisitos, definida por Reis (2003): “é o processo de descobrir e detalhar quais funcionalidades (e quais limitações funcionais) o software requer. Somerville (2011) se assemelha <text:s/>muito em sua definição de especificação de software, novamente destacando que essa etapa tem a função do levantamento de requisitos. </text:span></text:p>
      <text:p text:style-name="P66"><text:span text:style-name="T54"><text:tab/>Em sua segunda atividade essencial Pressman (2011), <text:s text:c="2"/>Somerville (2011) e Reis (2003) definem que, planejamento, projeto e implemnetação de software e projeto arquitetural e detalhado, respectivamente, tem a função de planejar e definir um planejamento completo de como o software deverá ser desenvolvido, porém, nessa etapa Somerville (2011) inclui também o desenvolvimento do software, uma etapa que só será aborda por Pressman (2011) na atividade de codificação e por Reis (2003) na atividade de contrução. Reis (2003) inclui nessa estapa as tarefas de modelagem do software, que por sua vez, só será abordada por Pressman (2011) na etapa de modelagem, que o mesmo autor considera uma etapa especial e explica que “um engenheiro de software cria modelos para melhor entender as necessidades do software e o projeto que irá atender suas necessidades”. </text:span></text:p>
      <text:p text:style-name="P67"><text:span text:style-name="T54"><text:tab/>A etapa de testes também é essencial para garantir a qualidade do software e cumprir a missão da engenharia de software que é manter o foco justamente na qualidade do produto sendo gerado. Pressman (2011) inclui </text:span><text:soft-page-break/><text:span text:style-name="T54">esse teste dentro da etapa de contrução, não criando uma atividade exclusiva para eles como faz Somerville (2011) <text:s/>e Reis (2003) nas atividades de validação de software e teste de unidade e de sistema, respectivamente. Reis (2003) defende uma atividade exclusiva para testes afirmando que “a atividade de teste envolve uma abordagem mais sistemática.” </text:span><text:span text:style-name="T55">Reis (2003) ainda lembra que a metodologia de XP (eXtreme Programming) define que os testes devem ser definidos antes mesmo da codificação, desta forma, apesar de serem definidos como uma atividade separada, sua separação deve ser feita para fins <text:s/>gerenciais e não para definir que ela não deve ser executada junto a codificação.</text:span></text:p>
      <text:p text:style-name="P68"><text:span text:style-name="T55"><text:tab/>Por fim os autores aqui citados definem a entrega do software, definindo essa como etapa também essencial e crítica. Reis (2003) aponta que esse, muito provavelmente, será o primeiro contato do software com o cliente e é nessa etapa que ocorre a “consolidação da documentação e ajuda online”. Somervi</text:span><text:span text:style-name="T56">lle (2011) chama essa etapa de evolução de software, lembrando que tarefas de manutenção e aperfeiçoamento continuam a ocorrer para “atender mutáveis do cliente.”</text:span><text:span text:style-name="T55"> </text:span><text:span text:style-name="T53"><text:s/></text:span></text:p>
      <text:p text:style-name="P68"/>
      <text:p text:style-name="P68"/>
      <text:p text:style-name="P64"><text:span text:style-name="T69">1.8<text:tab/></text:span>Metodologias ágeis</text:p>
      <text:p text:style-name="P101"/>
      <text:p text:style-name="P101"><text:tab/>Com o passar do tempo e a popularização de projetos de software os métodos da engenharia de software tradicional não atendiam mais pequenas casas de software e empresas que precisavam atender clientes como focos em um software com muitas regras de negócio. Alguns autores como Soares (2004) nomeiam os métodos tradicionais de engenharia de software como pesados ou orientados a objetos. Esses métodos utilizam-se de uma extensa documentação, pois seu foco são sistema críticos e que podem ser desenvolvidos por diversas pessoas em locais diferentes como mostra Somerville (2011): Essa visão vem da comunidade de engenharia de software <text:soft-page-break/>que foi responsável por desenvolver grandes e duráveis sistemas de software como sistemas aeroespaciais e governamentais.”</text:p>
      <text:p text:style-name="P63"><text:tab/><text:span text:style-name="T60">Porém, com a evolução da economia , clientes possuem requisitos diferentes em um curto período de tempo e as engenharias de software tradicionais tem dificuldade para lidar com a mudança de requisitos durante o período de desenvolvimento. Após a etapa de levamento de requisitos os métodos tradicionais possuem diversas etapas já definidas e que uma mudança nos requisitos afetaria todo o processo de desenvolvimento subsequente. Pressman (2011) cita que “nos sistemas de negócios com requisitos que mudam rapidamente um processo flexível e ágil é provavelmente mais eficaz.” </text:span></text:p>
      <text:p text:style-name="P62"><text:tab/><text:span text:style-name="T60">A essência dos métodos ágeis é a capacidade de mudança sem aumentar o custo drasticamente. Muitos projetos não podem ter seu levamento de requisitos finalizado antes do início da codificação e, por esse motivo, a equipe de desenvolvimento necessita ser ágil o suficiente para receber o projeto e concluir esse sempre dentro do prazo. </text:span></text:p>
      <text:p text:style-name="P62"><text:tab/><text:span text:style-name="T60">O manifesto ágil é um movimento que busca um revolução nas metodologias de processo de software, <text:s/>realizado em 2001 por 17 programadores experientes em consultoria de software. O manifesto entre outras coisas pregava que processos de software ágeis valorizam: </text:span></text:p>
      <text:list xml:id="list6343093773282736664" text:style-name="L2">
        <text:list-item>
          <text:p text:style-name="P75">Indíviduos e interações acima de processos e ferramentas;</text:p>
        </text:list-item>
        <text:list-item>
          <text:p text:style-name="P75">Software operacional acima de documentação completa;</text:p>
        </text:list-item>
        <text:list-item>
          <text:p text:style-name="P75">Colaboração de cliente acima de negociação contratual;</text:p>
        </text:list-item>
        <text:list-item>
          <text:p text:style-name="P75">Respostas a mudanças acima de seguir um plano.</text:p>
        </text:list-item>
      </text:list>
      <text:p text:style-name="P8"><text:tab/>Com base nos valores, citados pelos seus autores, é possível perceber que métodos ágeis valorizam a interação com pessoas mais do que a codificação e em etapas a serem percorridas, como afirma Soares (2004): “a ideia das metodologias ágeis é o enfque nas pessoas, não em processos ou algoritmos.” Pressman (2011) também cita que “a maior prioridade é satisfazer <text:s/><text:soft-page-break/>o cliente.” Somerville (2011) <text:s/><text:span text:style-name="T61">ainda </text:span>demonstra que essa preocupação é válida, porém, é necessário cuidado no envolvimento demasiado do cliente pois nem sempre o mesmo terá disponibilidade para o projeto de software, principalemente em projetos realizados por terceiros. </text:p>
      <text:p text:style-name="P6"><text:tab/><text:span text:style-name="T61">Essa resposta rápida a mudanças, já citada, é essencial para que as metodologias ágeis cumpram seu objetivo, de respeitar prazos e a expectativa de seus clientes. Se analisada a curva, de custo para mudanças, dentro de metodologias de software tradicionais, como o modelo em cascata, quanto maior o tempo passado do projeto, maior o custo para essa mudança. Isso se dá pela necessidade de gerar uma nova documentação completa, análise e revisão de requisitos, aprovação em cada etapa para que a próxima possa ser executada, aumentando em muito o período de desenvolvimento. Segundo Pressman (2011) “um processo ágil bem elabora achata o custo de mudança.” O manisfesto ágil deixa claro que é necessário aceitar as mudanças, acolhendo-as bem, mesmo se atrasadas, pois essa é uma vantagem competitiva para a relação com o cliente. </text:span></text:p>
      <text:p text:style-name="P6"><text:tab/><text:span text:style-name="T61">Toda mudança só é possível de forma rápida através de entregas incrementais, feitas em períodos curtos. Segundo Pressman (2011) um processo precisa ser adaptável incrementalmente. Para atingir essa adaotabilidade a equipe de desenvolvimento conta com feedbacks constantes dos clientes, através de liberações de software operacional, também constante. Na maioria dos casos são feitas entregas de software operacional em perídos curtos, entre uma e quatro semanas. </text:span></text:p>
      <text:p text:style-name="P7"><text:tab/><text:span text:style-name="T62">Dentro do manifesto da metodologia ágil também está incluído a organização da equipe. Segundo Pressman (2011) a equipe precisa ter como base competência, fico comum, colaboração, habilidade na tomada de decisão, <text:s/>habilidade na solução de problemas ambpiguos, confiana mútua e respeito e auto organização. Esses valores se fazem essenciais, pois as equipes ágeis precisam atuar rapidamente e de forma correta. Métodos ágeis deixam clara a ideia de que as equipes devem ser independentes, como no ponto de auto organização cita Pressman (2011) ao descrever que “nada desmotiva tanto uma equipe como um terceiro assumir compromissos por ela. Nada motiva </text:span><text:soft-page-break/><text:span text:style-name="T62">tanto uma equipe quanto aceitar a responsabilidade de cumprir completamente o prometido feito por ela própria.”</text:span></text:p>
      <text:p text:style-name="P7"/>
      <text:p text:style-name="P7"/>
      <text:p text:style-name="P9"><text:span text:style-name="T69">1.9<text:tab/></text:span>SCRUM</text:p>
      <text:p text:style-name="P6"/>
      <text:p text:style-name="P52"><text:tab/><text:span text:style-name="T63">O scrum é uma das metodologias ágeis mais utilizadas. Ele consiste em fazer o time trabalhar foca em um único objetivo, como já citado por Pressman (2011) para definição de metodos ágeis e como a jogada de rugby, de onde seu deriva segundo Machado (2005): “É uma jogada onde um time de oito integrantes trabalha em conjunto para levar a bola adiante no campo do adversário e concretizar seu único objetivo, o goal.” </text:span></text:p>
      <text:p text:style-name="P69"><text:span text:style-name="T3"><text:tab/>O scrum é um framework para gerenciamento de projetos de software que respeita o manifesto ágil, assim como afirma Pressman (2011): “os princípios do Scrum são consistentes com o manifesto ágil e servem para orientar as atividades de desenvolvimento dentro de um processo...”. O scrum não cita atividades técnicas como pair programming ou a prática de primeiro escrever testes, conhecida como test first, como </text:span><text:span text:style-name="T4">é possível perceber com Somerville (2011): “é um método ágil genérico, porém, focado em gerenciamento de desenvolvimento incremental no lugar de técnicas específicas de engenharia de software ágil.” Porém o scrum é um framework adaptativo, que permite aos seus usuário utilizar-se de técnicas paralelas, conforme Pressman (2011) novamente: “porém ele pode ser utilizado com técnicas de abordagem ágil.”</text:span></text:p>
      <text:p text:style-name="P102"><text:tab/>O scrum tem em sua base entregas completas de software em períodos curto de tempo, de duas a quatro semanas. Nessa entrega o cliente poderá usufruir de novas funcionalidades, respeitando a regra de ter entregas funcionais. Dentro desse período conhecido com sprint são realizadas as terefas de, segundo Pressman (2011): </text:p>
      <text:list xml:id="list4815118142388280797" text:style-name="L3">
        <text:list-item>
          <text:p text:style-name="P76">requisitos;</text:p>
        </text:list-item>
        <text:list-item>
          <text:p text:style-name="P76"><text:soft-page-break/>análise;</text:p>
        </text:list-item>
        <text:list-item>
          <text:p text:style-name="P76">projeto;</text:p>
        </text:list-item>
        <text:list-item>
          <text:p text:style-name="P76">evolução;</text:p>
        </text:list-item>
        <text:list-item>
          <text:p text:style-name="P76">entrega.</text:p>
        </text:list-item>
      </text:list>
      <text:p text:style-name="P25"><text:span text:style-name="T1"><text:tab/>Essas atividades já foram descritas pelo mesmo autor como tarefas essenciais para o processo de software. O tamanho da sprint é adaptável e varia conforme a quantidade de funcionalidades e de tarefas há serem realizadas. </text:span><text:span text:style-name="T6">Os padrões utilizados pelo scrum provam ser bem utilizados para entrega de software em prazos apertados. Parte disso se deve a sua objetividade, conforme cita Machado (2005): “o scrum é bastante objetivo, possuindo metas claras, equipe bem definida, flexibilidade, comprometimento, cooperação e sua curva de aprendizagem é relativamente baixa.”</text:span></text:p>
      <text:p text:style-name="P10"><text:tab/>O próprio criador do scrum define que ele não é previsível e que seu uso é justamente indicado para projetos onde os métodos ágeis são mais eficazes: onde os requisitos não podem ser claramente e/ou completamente definidos no início do projeto. Porém, seu uso permite a toda equipe ter uma visão geral do projeto como um todo, tornando este processo mais claro. </text:p>
      <text:p text:style-name="P10"><text:tab/>A estrutura do scrum define ainda que são necessárias reuniões diárias, afim de responder três perguntas principais:</text:p>
      <text:list xml:id="list5856811957840923625" text:style-name="L4">
        <text:list-item>
          <text:p text:style-name="P77">O que você realizou desde a última reunião da equipe?</text:p>
        </text:list-item>
        <text:list-item>
          <text:p text:style-name="P77">Quais os impedimentos encontrados?</text:p>
        </text:list-item>
        <text:list-item>
          <text:p text:style-name="P77">O que irá fazer até a próxima reunião da equipe?</text:p>
        </text:list-item>
      </text:list>
      <text:p text:style-name="P11"><text:tab/>As perguntas permitem a equipe saber aquilo está sendo feito, as dificuldades encontradas e solucionar problemas que possam ocorrer. As mesmas devem ser rápidas, com cerca de 15 minutos apenas. Muitas equipes adotam a cultura de realizar essas reuniões em pé para que a mesma não se prolongue e perca seu foco.</text:p>
      <text:p text:style-name="P11"><text:soft-page-break/><text:tab/>Da reunião diária deve participar apenas o time de desenvolvimento, e é papel do scrum master guiar essa tarefa. O scrum master deve ser um desenvolvedor capaz de guiar a reunião, livrar a equipe, chamada de scrum team, de distrações externas durante a reunião, auxiliar na decisão de quais funcionalidades seram removidos do backlog e jogadas para próxima sprint. </text:p>
      <text:p text:style-name="P11"><text:tab/>O backlog do produto, dentro da metodologia do scrum é a junção de todas as atividades que devem ser desenvolvidas. Essa pilha cresce e se altera conforme o feedback dos stakeholders é fornecido. É importante perceber que durante a sprint não são inseridas novas funcionalidades ou atividades nela. As funcinalidades e atividades novas são inseridas no backlog e tratadas na próxima sprint se a equipe julgar necessário. Isso, segundo Pressman (2011), permite ao desenvolvedor um periódo breve mas estável, garantindo um foco para o time. <text:s text:c="3"/></text:p>
      <text:p text:style-name="P24"/>
      <text:p text:style-name="P24"/>
      <text:p text:style-name="P24"><text:span text:style-name="T7">1.10<text:tab/></text:span><text:span text:style-name="T4">D</text:span><text:span text:style-name="T5">ocumentação de software</text:span></text:p>
      <text:p text:style-name="P24"/>
      <text:p text:style-name="P12"><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50"><text:tab/>Anquetil (2004) define que a documentação de software é “um artefato cuja finalidade seja comunicar a informação sobre o sistema de software ao qual ela pertence.” É importante dar destaque ao termo, utilizado por Anquetil (2004), aterfato, que faz com que a documentação seja vista como uma ferramenta facilitadora, seja esta para manutenção, implementações futuras, implantações ou quaisquer tarefas necessárias. Falbo (2004) destaca essa funções ao relatar que documentações completas “permitem que modificações sejam mais facilmente realizadas, simplificando a tarefa de manutenção.” </text:p>
      <text:p text:style-name="P50"><text:soft-page-break/><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53"><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53"/>
      <text:p text:style-name="P53"/>
      <text:p text:style-name="P56">1.<text:span text:style-name="T69">1</text:span>1<text:tab/>Ferramentas para documentação de software</text:p>
      <text:p text:style-name="P54"/>
      <text:p text:style-name="P51"><text:tab/>Processos de desenvolvimento podem tomar grandes dimensões, dessa forma <text:s/>são criadas técnicas e ferramentas, muitas vezes embutidas nas linguagens de modelagem e/ou de programação. Conforme apresentado por Nunes (2005) “devido à complexidade dos sistemas atuais e à contínua necessidade de armazenamento e utilização do conhecimento nas organizações, uma boa documentação tem se mostrado essencial”.</text:p>
      <text:p text:style-name="P51"><text:tab/>Como forma de facilitar esse processo utiliza-se de técnicas e ferramentas de documentação, porém, esse processo acaba por ser <text:soft-page-break/>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51"><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mesmo autor ainda cita que a troca de hipertexto por textos lineares causa a disjunção da documentação, causando textos monolíticos.</text:p>
      <text:p text:style-name="P55"><text:tab/><text:span text:style-name="T40">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55"><text:tab/><text:span text:style-name="T41">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57"><text:tab/>Anquetil (2004) também ressalta a existência de uma norma de uma orgão regulador para a documentação de software: <text:span text:style-name="T40">“A norma ANSI/ANS 10.3-1995 recomendou a divisão da documentação em quatro categorias: resumo, informação da aplicação, definição das funcionalidades e informação do programa”.</text:span></text:p>
      <text:p text:style-name="P54"><text:soft-page-break/><text:tab/><text:span text:style-name="T39">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54"/>
      <text:p text:style-name="P54"/>
      <text:p text:style-name="P107">1.12 <text:s/>Requisitos</text:p>
      <text:p text:style-name="P107"/>
      <text:p text:style-name="P107"><text:tab/>Os requisitos de um sistema/produto de software dizem respeito as necessidades do cliente e como essas precisam ser atendidas dentro do produto final a ser desenvolvido. Assim como Somerville (2011) cita que “os requisitos de um sistema são as descrições do que o sistema deve fazer, os serviços que oferece e as restrições a seu funcionamento.”</text:p>
      <text:p text:style-name="P107"><text:tab/>O termo requisito pode ser definido em mais de um tipo, devido a grande abrangência do mesmo. Um requisito pode ser detalhado de forma mais ou menos profunda, causando assim, dúvidas com relação a sua especificação correta. Segundo Wiegers (1999) “no clear, unambiguous undestarding of term 'requirements' exists”. <text:s/>Em tradução livre, não existe uma declaração clara ou um entendimento não ambíguo do termo 'requisitos'. Com o uso dos tipos corretos é possível analisar a profundidade com maior facilidade. </text:p>
      <text:p text:style-name="P107"><text:tab/>O requisito deve ser abstraído de forma que represente a necessidade sem a solução ser predefinida em um primeiro caso. Em um próximo momento o requisito seŕa melhor detalhado em forma de descrição de uma funcionalidade, sendo usado pelo desenvolvedor para um entendimento do que deve ser desenvolvido e para que alguns dos stakeholders envolvidos com regras de funcionamento do software, possam ter um entendimento completo da solução que será implementada. <text:s/></text:p>
      <text:p text:style-name="P107"/>
      <text:p text:style-name="P107">1.13 Requisitos de usuário</text:p>
      <text:p text:style-name="P107"><text:soft-page-break/></text:p>
      <text:p text:style-name="P107"><text:tab/>Os requisitos de usuários são mais gerais, usam de linguagem mais direta, não importando detalhes ou processos de implementação. Segundo Wiegers (1999) “user requirements describe tasks the users must be able to accomplish with the product.” Wiegers cita que os usuários deverão ter disponíveis algumas tarefas dentro do sistema, e que essas tarefas descrevem os requisitos de usuário. </text:p>
      <text:p text:style-name="P107"><text:tab/>Essa apresentação dos requisitos faz com que a leitura para determinados leitores do projeto de software (pessoas que terão acesso ao documento de requisitos) seja facilitada, apresentando apenas pontos importantes e relevantes para estes. Os leitores dos requisitos de usuário são pessoas não interessadas em como o produto será desenvolvido, mas sim o que ele irá cumprir. </text:p>
      <text:p text:style-name="P107"><text:tab/>Somerville (2011) afirma que “... são declarações em uma linguagem <text:s text:c="3"/>natural com diagramas, de quais serviços o sistema deverá fornecer a seus usuários e as restrições com quais este deverá operar.” O uso de diagramas facilita a visualização e até mesmo a escrita <text:s/>para pessoas mesmo leigas, fazendo com que o cliente consiga demonstrar os requisitos.</text:p>
      <text:p text:style-name="P107"/>
      <text:p text:style-name="P107">1.14 Requisitos de sistema</text:p>
      <text:p text:style-name="P107"/>
      <text:p text:style-name="P107"><text:tab/>Os requisitos de sistema utilizam uma linguagem mais detalhada. Este poderá ser utilizado por leitores mais interessados na forma detalhada do desenvolvimento do software. Eles representaram os processos e regras de negócio para cada funcionalidade. Segundo Somerville (2011) os requisitos de sistema “... <text:s/>são descrições mais detalhadas <text:s/>das funções, srviços e restrições operacionais dos sistemas de software.” </text:p>
      <text:p text:style-name="P107"><text:tab/>O nível de detalhamento nesse formato de requisito irá facilitar a observação de leitores que precisam entender o funcionamento do sistema de <text:soft-page-break/>forma mais intensa, atingindo assim os desenvolvedores que através dos requisitos de sistema entenderão aquilo que deverá ser implementado. </text:p>
      <text:p text:style-name="P107"/>
      <text:p text:style-name="P107">1.15 Requisitos de negócios</text:p>
      <text:p text:style-name="P107"/>
      <text:p text:style-name="P107">Wiegers (1999) cita ainda requisitos de negócio, uma tradução livre para bussines requirements. Estes ficariam acima dos requisitos de usuário, gerando um primeiro contato do cliente com a organização que prestará o serviço de desenvolvimento.</text:p>
      <text:p text:style-name="P107"><text:tab/>Os requisitos de negócio utilizam objetivos de alto nível da organização que está solicitando o produto de software. Normalmente a utilização dos requisitos de negócio geram documentos com o escopo e a visão do produto a ser desenvolvido. <text:s/></text:p>
      <text:p text:style-name="P107"/>
      <text:p text:style-name="P107">1.16 Requisitos Funcionais e não funcionais</text:p>
      <text:p text:style-name="P107"/>
      <text:p text:style-name="P107"><text:tab/>Os requisitos funcionais e não funcionais são assim caracterizados para ajudar na definição do que será acessível ao usuário do sistema como uma ação e aquilo que será desenvolvido para ser executado sem a percepção do usuário, realizando integrações com normas da instituição, normas de padronização e/ou regras da aplicação como disponibilidade, confiança, usabilidade, etc. Essa divisão permite analisar o que será entregue como uma necessidade para o cliente realizar suas tarefas, como cita Wiegers (1999) em tradução livre, “os requisitos funcionais definem funcionalidades do software que o programadores devem desenvolver no produto para permitir aos usuários completar sua tarefas...”.</text:p>
      <text:p text:style-name="P107"><text:tab/>Os requisitos não funcionais não ficam visíveis para os clientes, não são como uma <text:s/>funcionalidade requerida para uma ação, mas sim como define Somerville (2011) “... propriedades emergentes do sistema, como <text:soft-page-break/>confiabilidade, tempo de resposta <text:s/>e ocupação de área.” Muitas vezes um requisito de usuário é que o sistema tenha uma boa usabilidade, essa questão não faz referência a uma página ou ação do sistema, mas sim como um resultado de todo o processo de implementação do sistema. </text:p>
      <text:p text:style-name="P107"><text:tab/>Os requisitos não funcionais ainda são definidos como requisitos de produto, organizacionais e externos. </text:p>
      <text:p text:style-name="P107"><text:tab/>Os requisitos de produtos dizem respeito ao comportamento do produto em si, podendo restringir ou especificando o mesmo. Questões como desempenho, taxa de falha, usabilidade, etc. </text:p>
      <text:p text:style-name="P107"><text:tab/>Requisitos de organizacionais dizem respeito a normas da organização que irá adquirir o mesmo, como forma de login através do cadastro da empresa, tempo de utilização do sistema. Os requisitos organizacionais ainda dizem respeito aos requisitos da organização que irá desenvolver o sistema, por exemplo, a linguagem de programação a ser utilizada é um requisitos não funcional organizacional.</text:p>
      <text:p text:style-name="P107"><text:tab/>Requisitos não funcionais externos são aqueles definidos por entidades externas ao cliente e a empresa desenvolvedora, como por exemplo, a ISO. Através de normas a ISO pode definir requisitos para qualidade do sistema. Outros exemplos são orgãos regulamentadores como a receita federal. Segundo Somerville (2011) “esse tipo abrange todos os requisitos que derivam de fatores externos ao sistema e seu processo de desenvolvimento”.</text:p>
      <text:p text:style-name="P107"/>
      <text:p text:style-name="P107">1.17 Engenharia de Requisitos e seu<text:span text:style-name="T72">s</text:span> processos</text:p>
      <text:p text:style-name="P107"/>
      <text:p text:style-name="P107"><text:tab/>Somerville (2011) define Engenharia de Requisitos como o processo de “descobrir, analisar, documentar e verificar serviços e restrições <text:s/>de um software”. Para Pressman (2011), a engenharia de requisitos é aquela que “facilita engenheiros de software a entender o problema que estão tentando resolver, enquanto inclui tarefas com a meta de entender como o software afetará o negócio do cliente e como o usuário irá interagir com o mesmo.” <text:soft-page-break/>Dessa forma os requisitos podem definidos como a necessidades de um cliente descritas de forma que facilitem a equipe de desenvolvimento, guiando o projeto até sua fase de construção. Para Somerville (2011) o termo de engenharia de requisitos também pode ser identificado como especifiação de software. </text:p>
      <text:p text:style-name="P107"><text:tab/>O termo requisito pode ter várias definições e por este motivo existem problemas ao utilizá-lo. Um dos problemas mais comuns é o nível de abstração que a palavra requisito pode tomar. Para alguns requisitos podem ser apenas descrições breves sobre funcionalidades do sistema, da visão do usuário. Em outro momento, podem tomar uma visão do desenvolvedor e descrever uma função do sistema de forma técnica. A engenharia de requisitos apresenta assim processos que auxiliam os engenheiros de requisitos, como são chamados os responsáveis pela aplicação da mesma, a analisarem de forma correta as necessidades dos <text:span text:style-name="T38">stakeholders</text:span> envolvidos.</text:p>
      <text:p text:style-name="P107"><text:tab/>Somerville (2011) cita quatro grandes processos para engenharia de requisitos:</text:p>
      <text:list xml:id="list7558432467068342931" text:style-name="L5">
        <text:list-item>
          <text:p text:style-name="P81">Estudo de viabilidade;</text:p>
        </text:list-item>
        <text:list-item>
          <text:p text:style-name="P81">Elicitação e análise;</text:p>
        </text:list-item>
        <text:list-item>
          <text:p text:style-name="P81">Especificação;</text:p>
        </text:list-item>
        <text:list-item>
          <text:p text:style-name="P81">Validação;</text:p>
        </text:list-item>
      </text:list>
      <text:p text:style-name="P82"><text:tab/>O processo de estudo de viabalidade de um sistema é o processo em que se é definido se o mesmo será rentável para o cliente e casa de software e se o mesmo pode ser desenvolvido dentro das condições financeiras do cliente.</text:p>
      <text:p text:style-name="P82"><text:tab/>A elicitação e análise dos requisitos fala do momento em que <text:span text:style-name="T72">os requisitos são, conforme apresentado ainda por Somerville (2011), descobertos, classificados, priorizados e negociados e por fim especifiados em alguma forma de linguagem. A negociação de requisitos de faz necessária devido a presença de diversos </text:span><text:span text:style-name="T37">stakeholders </text:span><text:span text:style-name="T58">com diferentes interesses. É, </text:span><text:soft-page-break/><text:span text:style-name="T58">dessa forma, responsabilidade do engenheiro de requistos proteger e adequar a engenharia de requisitos a fatores como política, ambiente econômico, diferentes fontes de requisitos e suas diversas formas de serem expressados, algumas vezes com jargões extremamentes técnicos. </text:span></text:p>
      <text:p text:style-name="P82"><text:span text:style-name="T58"><text:tab/></text:span><text:span text:style-name="T59">Os requisitos podem ser especificados de diversas formas. Nesse processo o importante é que o requisito já identificado sej atransformado em alguma forma de texto, capaz de ser <text:s/>entendida pelos leitores a quem dizem respeito. Somerville (2011) cita 5 notações para especificar um requisito:</text:span></text:p>
      <text:list xml:id="list666182649702154351" text:style-name="L6">
        <text:list-item>
          <text:p text:style-name="P83"><text:span text:style-name="T57">Sentenças em linguagem natural: Os requisitos são apenas identificados <text:s/>e repassados para um documento de forma sequencial em uma linguagem natural.</text:span></text:p>
        </text:list-item>
        <text:list-item>
          <text:p text:style-name="P83"><text:span text:style-name="T57">Linguagem natural estruturada: Novamente é utilizada a linguagem natual, porém são utlilizados templates para construção do mesmo. </text:span></text:p>
        </text:list-item>
        <text:list-item>
          <text:p text:style-name="P83"><text:span text:style-name="T57">Linguagem de descrição de projetos: Utiliza uma linguagem parecida com uma linguagem de programação, própria para geração de documentação de projeto. Uma alternativa pouco utilizada. </text:span></text:p>
        </text:list-item>
        <text:list-item>
          <text:p text:style-name="P83"><text:span text:style-name="T57">Notações gráficas: Utiliza-se de elementos gráficos como diagramas para representar os requisitos. O UML é um grande exemplo comumente utilizado.</text:span></text:p>
        </text:list-item>
        <text:list-item>
          <text:p text:style-name="P84"><text:span text:style-name="T57">Especificações matemáticas: Utilizando expressões matemáticas como máquinas de estado finito ou conjuntos devem ser representados os requisitos. Comumente não utilizado e não aceito por parte dos clientes, pelo seu difícil entendimento. </text:span></text:p>
        </text:list-item>
      </text:list>
      <text:p text:style-name="P105"/>
      <text:p text:style-name="P108">1.18 Entrevistas</text:p>
      <text:p text:style-name="P108">1.19 Etnografia</text:p>
      <text:p text:style-name="P109">1.20 User Stories</text:p>
      <text:p text:style-name="P108"/>
      <text:p text:style-name="P49"><text:soft-page-break/>. <text:s/></text:p>
      <text:h text:style-name="P71" text:outline-level="1"/>
      <text:p text:style-name="P26"/>
      <text:p text:style-name="P26"/>
      <text:p text:style-name="P26"/>
      <text:p text:style-name="P26"/>
      <text:h text:style-name="P71" text:outline-level="1"/>
      <text:h text:style-name="P71" text:outline-level="1"/>
      <text:h text:style-name="P71" text:outline-level="1"/>
      <text:h text:style-name="P72" text:outline-level="1"/>
      <text:p text:style-name="P16"/>
      <text:p text:style-name="P16"/>
      <text:p text:style-name="P89"/>
      <text:p text:style-name="P22">REFERÊNCIAS</text:p>
      <text:p text:style-name="P21"/>
      <text:p text:style-name="P21"><text:s/>SOMMERVILLE, Ian. <text:span text:style-name="T20">Engenharia de software</text:span>. 9. ed. São Paulo: Pearson Education, 2011. 544 p.</text:p>
      <text:p text:style-name="P23"><text:span text:style-name="T29">MACHADO, Marcos; MEDINA, Sérgio Gustavo. </text:span><text:span text:style-name="T34">SCRUM – Método Ágil</text:span><text:span text:style-name="T29">: uma mudança cultural na Gestão de Projetos de Desenvolvimento de Software. Intraciência, [s.l.], p.58-71, jul. 2009. Disponível em: &lt;http://www.faculdadedoguaruja.edu.br/revista/downloads/edicao12009/Artigo_5_Prof_Marcos.pdf&gt;. Acesso em: 9 mar. 2015.</text:span></text:p>
      <text:p text:style-name="P19">ZANATTA, Alexandre Lazaretti; VILAIN, Patrícia. <text:span text:style-name="T20">Uma análise do método ágil Scrum conforme abordagem nas áreas de processo Gerenciamento e Desenvolvimento de Requisitos do CMMI</text:span>. In: <text:span text:style-name="T68">WER</text:span>. 2005. p. 209-220.</text:p>
      <text:p text:style-name="P20">RÊGO, Claudete M. et al. <text:span text:style-name="T19">Qualidade de software: visões de produto e processo de software</text:span>. CITS, 1997. <text:span text:style-name="T27">Disponível em: &lt;</text:span>https://xa.yimg.com/kq/groups/21646421/371309618/name/Modelos+de+Qualidade+de+Software.pdf<text:span text:style-name="T27">&gt;. Acesso em: 10 mar. 2015.</text:span></text:p>
      <text:p text:style-name="P41"><text:soft-page-break/><text:span text:style-name="T28">OLIVEIRA, Ebenezer Silva de. </text:span><text:span text:style-name="Strong_20_Emphasis"><text:span text:style-name="T28">Uso de Metodologias Ágeis no Desenvolvimento de Software. </text:span></text:span><text:span text:style-name="T28">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41"/>
      <text:p text:style-name="P41"><text:span text:style-name="T28">SOARES, Michel dos Santos. Metodologias Ágeis Extreme Programming e Scrum para o Desenvolvimento de Software. </text:span><text:span text:style-name="Strong_20_Emphasis"><text:span text:style-name="T28">Resi: Revista Eletrônica de Sistemas de Informação, </text:span></text:span><text:span text:style-name="T28">Conselheiro Lafaiete, v. 3, n. 1, nov. 2004. Quadrimestral. Disponível em: &lt;http://189.16.45.2/ojs/index.php/reinfo/article/download/146/38&gt;. Acesso em: 3 mar. 2015.</text:span></text:p>
      <text:p text:style-name="P29"/>
      <text:p text:style-name="P42"><text:span text:style-name="T28">BISSI, Wilson. </text:span><text:span text:style-name="Strong_20_Emphasis"><text:span text:style-name="T28">SCRUM: </text:span></text:span><text:span text:style-name="T28">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31"/>
      <text:p text:style-name="P32">PRESSMAN, Roger S. <text:span text:style-name="T20">Engenharia de software.</text:span> McGraw Hill Brasil, 2011.</text:p>
      <text:p text:style-name="P43"/>
      <text:p text:style-name="P43">COSTAL, Graziele Cristina Silveira Zerbini; TURRIONI, João Batista and MARTINS, Roberto Antonio. <text:span text:style-name="T19">Adaptação de um wiki para a informatização da documentação do sistema de gestão da qualidade</text:span>. <text:span text:style-name="T35">Gest. Prod.</text:span> [online]. 2013, vol.20, n.4, pp. 963-978. ISSN 0104-530X.</text:p>
      <text:p text:style-name="P43"/>
      <text:p text:style-name="P43"><text:span text:style-name="T65">LOBO</text:span>, Edson JR. <text:span text:style-name="T20">Guia prático de engenharia de software</text:span>. Universo dos Livros Editora, 2009.</text:p>
      <text:p text:style-name="P43"/>
      <text:p text:style-name="P43"/>
      <text:p text:style-name="P44"><text:span text:style-name="T66">SOUZA, Sérgio </text:span><text:span text:style-name="T67">Cozzetti</text:span><text:span text:style-name="T66"> Bertoldi, et al. </text:span><text:span text:style-name="T21">Documentação Essencial para Manutenção de Software II.</text:span><text:span text:style-name="T64"> IV Workshop de Manutenção de Software Moderna (WMSWM), Porto de Galinhas, PE. 2007.</text:span></text:p>
      <text:p text:style-name="P36"/>
      <text:p text:style-name="P34"><text:span text:style-name="T65">FALBO,</text:span> Ricardo A. <text:span text:style-name="T65">NUNES</text:span>, Vanessa B. S<text:span text:style-name="T65">OARES,</text:span> Andrea O. <text:span text:style-name="T20">Apoio à Documentação em um Ambiente de Desenvolvimento de Software.</text:span> VII Workshop Iberoamericano de Ingeniería de Requisitos y Desarrollo de Ambientes de Software, IDEAS. 2004.</text:p>
      <text:p text:style-name="P33"/>
      <text:p text:style-name="P33">NUNES, Vanessa Battestin. <text:span text:style-name="T20">Integrando gerência de configuração de software, documentação e gerência de conhecimento em um ambiente de desenvolvimento de software. </text:span>Universidade Federal do Espírito Santo (2005).</text:p>
      <text:p text:style-name="P30"/>
      <text:p text:style-name="P37">AGUIAR, Ademar Manuel Teixeira de. <text:span text:style-name="T20">Framework documentation: A minimalist approach.</text:span> (2012).</text:p>
      <text:p text:style-name="P37"><text:soft-page-break/></text:p>
      <text:p text:style-name="P39"><text:span text:style-name="T52">MURTA, Leonardo Gresta Paulino.</text:span><text:span text:style-name="T23"> FRAMEDOC: </text:span><text:span text:style-name="T52">Um FrameWork para a Documentação de componentes Reutilizáveis. Diss. Universidade Federal do Rio de Janeiro, 1999.</text:span></text:p>
      <text:p text:style-name="P39"/>
      <text:p text:style-name="P40"><text:span text:style-name="T51">SANCHES, R. </text:span><text:span text:style-name="T22">Documentação de software e</text:span><text:span text:style-name="T51"> </text:span><text:span text:style-name="T22">Qualidade de Software:</text:span><text:span text:style-name="T51"> Teoria e Prática, Prentice Hall, São Paulo (2001): 54-59.</text:span></text:p>
      <text:p text:style-name="P40"/>
      <text:p text:style-name="P40"><text:span text:style-name="T51">TILLEY, Scott. MULLER, Hausi. </text:span><text:span text:style-name="T22">Info: a simple document annotation facility.</text:span><text:span text:style-name="T51"> Proceedings of the 9th annual international conference on Systems documentation. ACM, 1991.</text:span></text:p>
      <text:p text:style-name="P35"/>
      <text:p text:style-name="P38">REIS, Christian Robottom. FORTES, Renata Pontin de Mattos.<text:span text:style-name="T20"> Caracterizaç ao de um Processo de Software para Projetos de Software Livre</text:span>. Diss. PhD thesis, University of Sao Paulo, Brazil, 2003.</text:p>
      <text:p text:style-name="P38"/>
      <text:p text:style-name="P87"><text:span text:style-name="T12">WIEGERS, Karl E. </text:span><text:span text:style-name="Strong_20_Emphasis"><text:span text:style-name="T12">Software Requirements</text:span></text:span><text:span text:style-name="Strong_20_Emphasis"><text:span text:style-name="T13">. </text:span></text:span><text:span text:style-name="T12">Redmond, Washington: Microsoft Press, 1999. </text:span><text:span text:style-name="T8">350 p.</text:span></text:p>
      <text:p text:style-name="P80"/>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0</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meta:editing-cycles>23</meta:editing-cycles>
    <meta:creation-date>2015-02-16T13:31:00</meta:creation-date>
    <dc:date>2015-06-09T20:44:24.108570919</dc:date>
    <meta:editing-duration>P1DT6H14M39S</meta:editing-duration>
    <meta:generator>LibreOffice/4.3.5.2.0$Linux_X86_64 LibreOffice_project/430$Build-2</meta:generator>
    <dc:creator>Jonathan Beber</dc:creator>
    <meta:document-statistic meta:table-count="0" meta:image-count="0" meta:object-count="0" meta:page-count="23" meta:paragraph-count="153" meta:word-count="5528" meta:character-count="37081" meta:non-whitespace-character-count="3156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